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f6a4" officeooo:paragraph-rsid="001cf6a4"/>
    </style:style>
    <style:style style:name="P2" style:family="paragraph" style:parent-style-name="Standard">
      <style:text-properties officeooo:rsid="001eb890" officeooo:paragraph-rsid="001eb890"/>
    </style:style>
    <style:style style:name="P3" style:family="paragraph" style:parent-style-name="Standard">
      <style:text-properties officeooo:rsid="002e17bd" officeooo:paragraph-rsid="002e17bd"/>
    </style:style>
    <style:style style:name="P4" style:family="paragraph" style:parent-style-name="Standard">
      <style:text-properties officeooo:rsid="002e9303" officeooo:paragraph-rsid="002e9303"/>
    </style:style>
    <style:style style:name="P5" style:family="paragraph" style:parent-style-name="Standard">
      <style:text-properties officeooo:rsid="003205cd" officeooo:paragraph-rsid="003205cd"/>
    </style:style>
    <style:style style:name="P6" style:family="paragraph" style:parent-style-name="Standard">
      <style:text-properties officeooo:rsid="0033c350" officeooo:paragraph-rsid="0033c350"/>
    </style:style>
    <style:style style:name="P7" style:family="paragraph" style:parent-style-name="Standard">
      <style:text-properties officeooo:rsid="00358a2c" officeooo:paragraph-rsid="00358a2c"/>
    </style:style>
    <style:style style:name="P8" style:family="paragraph" style:parent-style-name="Standard">
      <style:text-properties officeooo:rsid="0036e6ca" officeooo:paragraph-rsid="0036e6ca"/>
    </style:style>
    <style:style style:name="T1" style:family="text">
      <style:text-properties officeooo:rsid="0020a056"/>
    </style:style>
    <style:style style:name="T2" style:family="text">
      <style:text-properties officeooo:rsid="0020e85e"/>
    </style:style>
    <style:style style:name="T3" style:family="text">
      <style:text-properties officeooo:rsid="0022c556"/>
    </style:style>
    <style:style style:name="T4" style:family="text">
      <style:text-properties officeooo:rsid="002476e9"/>
    </style:style>
    <style:style style:name="T5" style:family="text">
      <style:text-properties officeooo:rsid="00268ab4"/>
    </style:style>
    <style:style style:name="T6" style:family="text">
      <style:text-properties officeooo:rsid="0027e667"/>
    </style:style>
    <style:style style:name="T7" style:family="text">
      <style:text-properties officeooo:rsid="0029df0d"/>
    </style:style>
    <style:style style:name="T8" style:family="text">
      <style:text-properties officeooo:rsid="002afd71"/>
    </style:style>
    <style:style style:name="T9" style:family="text">
      <style:text-properties officeooo:rsid="002c7da7"/>
    </style:style>
    <style:style style:name="T10" style:family="text">
      <style:text-properties officeooo:rsid="002e17bd"/>
    </style:style>
    <style:style style:name="T11" style:family="text">
      <style:text-properties officeooo:rsid="00308771"/>
    </style:style>
    <style:style style:name="T12" style:family="text">
      <style:text-properties officeooo:rsid="003217c5"/>
    </style:style>
    <style:style style:name="T13" style:family="text">
      <style:text-properties officeooo:rsid="0035f323"/>
    </style:style>
    <style:style style:name="T14" style:family="text">
      <style:text-properties officeooo:rsid="00360d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</text:p>
      <text:p text:style-name="P1"/>
      <text:p text:style-name="P1">variáveis em python </text:p>
      <text:p text:style-name="P2">variáveis </text:p>
      <text:p text:style-name="P2">-<text:span text:style-name="T1">são elementos como caixas vazias, para armazenar valores na memória em tempo de execução, possibilitando a reutilização;</text:span></text:p>
      <text:p text:style-name="P2">-<text:span text:style-name="T6">variáveis são abstrações para endereços de memória</text:span></text:p>
      <text:p text:style-name="P2">-<text:span text:style-name="T2">pode ser do tipo string, float, int, boo</text:span><text:span text:style-name="T3">lean</text:span><text:span text:style-name="T2"> et</text:span><text:span text:style-name="T3">c...</text:span></text:p>
      <text:p text:style-name="P2">-<text:span text:style-name="T4">permite atribuição múltipla = a, b = 1, 2 </text:span></text:p>
      <text:p text:style-name="P2">-<text:span text:style-name="T5">operadores compostos = +=, -=, *=, /=, %= visando economizar código </text:span></text:p>
      <text:p text:style-name="P2">-<text:span text:style-name="T7">variaveis não podem começar com números, em diante pode ter </text:span></text:p>
      <text:p text:style-name="P2">-<text:span text:style-name="T8">permitido underline, e camelCase </text:span></text:p>
      <text:p text:style-name="P2">-<text:span text:style-name="T9">sempre tomar cuidado com as palavras reservas ao declarar variável </text:span></text:p>
      <text:p text:style-name="P2"/>
      <text:p text:style-name="P3">Amarrações (Binding)</text:p>
      <text:p text:style-name="P1">-<text:span text:style-name="T10">é a associação entre entidades de programação (variável com um valor, operador com um símbolo, identificador a um tipo)</text:span></text:p>
      <text:p text:style-name="P1"/>
      <text:p text:style-name="P3">escopo e tempo de vida </text:p>
      <text:p text:style-name="P4">escopo de visibilidade </text:p>
      <text:p text:style-name="P4">- <text:span text:style-name="T11">o escopo define em quais partes do código uma variável pode ser visível</text:span></text:p>
      <text:p text:style-name="P4">-<text:span text:style-name="T11">existem variáveis globais e locais </text:span></text:p>
      <text:p text:style-name="P4"/>
      <text:p text:style-name="P5">escopo global: </text:p>
      <text:p text:style-name="P5"><text:tab/>sendo declarada fora de uma função, condição ou algo assim, a variável será global </text:p>
      <text:p text:style-name="P5"/>
      <text:p text:style-name="P5">escopo local: </text:p>
      <text:p text:style-name="P5"><text:tab/><text:span text:style-name="T12">é declarada dentro de uma função, condição ou loop, desde que não tenha sido declarada expressamente como global </text:span></text:p>
      <text:p text:style-name="P5"/>
      <text:p text:style-name="P6">python é escopo dinâmico </text:p>
      <text:p text:style-name="P6"/>
      <text:p text:style-name="P7">constantes </text:p>
      <text:p text:style-name="P7">-<text:span text:style-name="T13">no python não existe constante </text:span></text:p>
      <text:p text:style-name="P7">-<text:span text:style-name="T14">como alternativa, por convenção, é recomendado iniciar a variavel com c_ </text:span></text:p>
      <text:p text:style-name="P7">-<text:span text:style-name="T14">também é recomendado utilizar todas as letras MAIÚSCULAS</text:span></text:p>
      <text:p text:style-name="P7"/>
      <text:p text:style-name="P8">O PYTHON É TIPADO EM TEMPO DE EXECUÇÃO </text:p>
      <text:p text:style-name="P8"/>
      <text:p text:style-name="P8"/>
      <text:p text:style-name="P7"/>
      <text:p text:style-name="P7"/>
      <text:p text:style-name="P5"><text:tab/></text:p>
      <text:p text:style-name="P4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2:36:52.505000000</meta:creation-date>
    <dc:date>2024-02-01T13:38:26.866000000</dc:date>
    <meta:editing-duration>PT1H1M24S</meta:editing-duration>
    <meta:editing-cycles>23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8" meta:word-count="204" meta:character-count="1298" meta:non-whitespace-character-count="1099"/>
  </office:meta>
</office:document-meta>
</file>